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center" draw:textarea-vertical-align="top" draw:auto-grow-height="false"/>
    </style:style>
    <style:style style:name="gr3" style:family="graphic" style:parent-style-name="standard">
      <style:graphic-properties draw:fill="solid" draw:fill-color="#e6ffe6" draw:textarea-horizontal-align="center" draw:textarea-vertical-align="top" draw:auto-grow-height="false"/>
    </style:style>
    <style:style style:name="gr4" style:family="graphic" style:parent-style-name="standard">
      <style:graphic-properties draw:fill="solid" draw:fill-color="#ffffff" draw:textarea-horizontal-align="left" draw:textarea-vertical-align="top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7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fill-color="#94bd5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1" draw:layer="layout" svg:width="20cm" svg:height="13.5cm" svg:x="4.85cm" svg:y="3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13.5cm" svg:x="11.85cm" svg:y="3.75cm">
            <text:p text:style-name="P1"><text:span text:style-name="T1">Processament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6cm" svg:height="12cm" svg:x="11.85cm" svg:y="5.25cm">
            <text:p text:style-name="P2"/>
            <text:p text:style-name="P2">Poste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5cm" svg:height="13.5cm" svg:x="19.85cm" svg:y="3.75cm">
            <text:p text:style-name="P1"><text:span text:style-name="T1">Saída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5cm" svg:height="13.5cm" svg:x="4.85cm" svg:y="3.75cm">
            <text:p text:style-name="P1"><text:span text:style-name="T1">Entrada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5cm" svg:height="5cm" svg:x="4.85cm" svg:y="5.25cm">
            <text:p text:style-name="P1"><text:span text:style-name="T1">Leito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5cm" svg:height="7cm" svg:x="4.85cm" svg:y="10.25cm">
            <text:p text:style-name="P1"><text:span text:style-name="T1">Au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id="id3" draw:layer="layout" svg:width="3cm" svg:height="1.5cm" svg:x="5.85cm" svg:y="11.25cm">
            <text:p text:style-name="P1"><text:span text:style-name="T1">Log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id="id4" draw:layer="layout" svg:width="3cm" svg:height="1.5cm" svg:x="5.85cm" svg:y="13.25cm">
            <text:p text:style-name="P1"><text:span text:style-name="T1">Logou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id="id2" draw:layer="layout" svg:width="3cm" svg:height="1.5cm" svg:x="5.85cm" svg:y="8.25cm">
            <text:p text:style-name="P1"><text:span text:style-name="T1">Comentar</text:span></text:p>
            <text:p text:style-name="P1"><text:span text:style-name="T1">Pos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id="id5" draw:layer="layout" svg:width="3cm" svg:height="1.5cm" svg:x="5.85cm" svg:y="15.25cm">
            <text:p text:style-name="P1"><text:span text:style-name="T1">Editar</text:span></text:p>
            <text:p text:style-name="P1"><text:span text:style-name="T1">Pos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id="id1" draw:layer="layout" svg:width="3cm" svg:height="1.5cm" svg:x="5.85cm" svg:y="6.25cm">
            <text:p text:style-name="P1"><text:span text:style-name="T1">Visualizar</text:span></text:p>
            <text:p text:style-name="P1"><text:span text:style-name="T1">Pos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3.5cm" svg:height="1.5cm" draw:transform="rotate (1.5707963267946) translate (13.35cm 13.25cm)">
            <text:p text:style-name="P1"><text:span text:style-name="T1">Requisições</text:span></text:p>
  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2" draw:layer="layout" svg:width="3.5cm" svg:height="1.5cm" draw:transform="rotate (1.5707963267946) translate (14.85cm 13.25cm)">
            <text:p text:style-name="P1"><text:span text:style-name="T1">Dados</text:span></text:p>
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2" draw:layer="layout" svg:width="5cm" svg:height="7cm" svg:x="19.85cm" svg:y="10.25cm">
            <text:p text:style-name="P1"><text:span text:style-name="T1">Au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id="id8" draw:layer="layout" svg:width="3cm" svg:height="1.5cm" svg:x="20.85cm" svg:y="11.25cm">
            <text:p text:style-name="P1"><text:span text:style-name="T1">Autor</text:span></text:p>
            <text:p text:style-name="P1"><text:span text:style-name="T1">Logad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id="id9" draw:layer="layout" svg:width="3cm" svg:height="1.5cm" svg:x="20.85cm" svg:y="13.25cm">
            <text:p text:style-name="P1"><text:span text:style-name="T1">Logof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id="id10" draw:layer="layout" svg:width="3cm" svg:height="1.5cm" svg:x="20.85cm" svg:y="15.25cm">
            <text:p text:style-name="P1"><text:span text:style-name="T1">Post</text:span></text:p>
            <text:p text:style-name="P1"><text:span text:style-name="T1">Editad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5cm" svg:height="5cm" svg:x="19.85cm" svg:y="5.25cm">
            <text:p text:style-name="P1"><text:span text:style-name="T1">Leito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id="id7" draw:layer="layout" svg:width="3cm" svg:height="1.5cm" svg:x="20.85cm" svg:y="8.25cm">
            <text:p text:style-name="P1"><text:span text:style-name="T1">Comentário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id="id6" draw:layer="layout" svg:width="3cm" svg:height="1.5cm" svg:x="20.85cm" svg:y="6.25cm">
            <text:p text:style-name="P1"><text:span text:style-name="T1">Texto</text:span></text:p>
            <text:p text:style-name="P1"><text:span text:style-name="T1">do Post</text:span></text:p>
            <draw:enhanced-geometry svg:viewBox="0 0 21600 21600" draw:type="rectangle" draw:enhanced-path="M 0 0 L 21600 0 21600 21600 0 21600 0 0 Z N"/>
          </draw:custom-shape>
          <draw:connector draw:style-name="gr7" draw:text-style-name="P1" draw:layer="layout" svg:x1="8.85cm" svg:y1="7cm" svg:x2="12.85cm" svg:y2="8.25cm" draw:start-shape="id1" draw:start-glue-point="1" svg:d="m8850 7000h2250v1250h1750">
            <text:p/>
          </draw:connector>
          <draw:connector draw:style-name="gr7" draw:text-style-name="P1" draw:layer="layout" svg:x1="8.85cm" svg:y1="9cm" svg:x2="12.85cm" svg:y2="8.25cm" draw:start-shape="id2" draw:start-glue-point="1" svg:d="m8850 9000h2250v-750h1750">
            <text:p/>
          </draw:connector>
          <draw:connector draw:style-name="gr7" draw:text-style-name="P1" draw:layer="layout" svg:x1="8.85cm" svg:y1="12cm" svg:x2="12.85cm" svg:y2="8.25cm" draw:start-shape="id3" draw:start-glue-point="1" svg:d="m8850 12000h2250v-3750h1750">
            <text:p/>
          </draw:connector>
          <draw:connector draw:style-name="gr7" draw:text-style-name="P1" draw:layer="layout" svg:x1="8.85cm" svg:y1="14cm" svg:x2="12.85cm" svg:y2="8.25cm" draw:start-shape="id4" draw:start-glue-point="1" svg:d="m8850 14000h2250v-5750h1750">
            <text:p/>
          </draw:connector>
          <draw:connector draw:style-name="gr7" draw:text-style-name="P1" draw:layer="layout" svg:x1="8.85cm" svg:y1="16cm" svg:x2="12.85cm" svg:y2="8.25cm" draw:start-shape="id5" draw:start-glue-point="1" svg:d="m8850 16000h2250v-7750h1750">
            <text:p/>
          </draw:connector>
          <draw:connector draw:style-name="gr7" draw:text-style-name="P1" draw:layer="layout" svg:x1="16.85cm" svg:y1="8.25cm" svg:x2="20.85cm" svg:y2="7cm" draw:end-shape="id6" draw:end-glue-point="3" svg:d="m16850 8250h1750v-1250h2250">
            <text:p/>
          </draw:connector>
          <draw:connector draw:style-name="gr7" draw:text-style-name="P1" draw:layer="layout" svg:x1="16.85cm" svg:y1="8.25cm" svg:x2="20.85cm" svg:y2="9cm" draw:end-shape="id7" draw:end-glue-point="3" svg:d="m16850 8250h1750v750h2250">
            <text:p/>
          </draw:connector>
          <draw:connector draw:style-name="gr7" draw:text-style-name="P1" draw:layer="layout" svg:x1="16.85cm" svg:y1="8.25cm" svg:x2="20.85cm" svg:y2="12cm" draw:end-shape="id8" svg:d="m16850 8250h1750v3750h2250">
            <text:p/>
          </draw:connector>
          <draw:connector draw:style-name="gr7" draw:text-style-name="P1" draw:layer="layout" svg:x1="16.85cm" svg:y1="8.25cm" svg:x2="20.85cm" svg:y2="14cm" draw:end-shape="id9" draw:end-glue-point="3" svg:d="m16850 8250h1750v5750h2250">
            <text:p/>
          </draw:connector>
          <draw:connector draw:style-name="gr7" draw:text-style-name="P1" draw:layer="layout" svg:x1="16.85cm" svg:y1="8.25cm" svg:x2="20.85cm" svg:y2="16cm" draw:end-shape="id10" draw:end-glue-point="3" svg:d="m16850 8250h1750v7750h2250">
            <text:p/>
          </draw:connector>
          <draw:custom-shape draw:style-name="gr8" draw:text-style-name="P2" draw:layer="layout" svg:width="4cm" svg:height="2cm" svg:x="12.85cm" svg:y="7.25cm">
            <text:p text:style-name="P1"><text:span text:style-name="T1">Front 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4cm" svg:height="2cm" svg:x="12.85cm" svg:y="13.75cm">
            <text:p text:style-name="P1"><text:span text:style-name="T1">Back 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8-14T19:42:41</meta:creation-date>
    <dc:date>2010-08-14T21:18:06</dc:date>
    <meta:editing-duration>PT01H04M43S</meta:editing-duration>
    <meta:editing-cycles>2</meta:editing-cycles>
    <meta:generator>OpenOffice.org/3.0$Linux OpenOffice.org_project/300m15$Build-9379</meta:generator>
    <meta:document-statistic meta:object-count="34"/>
    <meta:user-defined meta:name="Informações 1"/>
    <meta:user-defined meta:name="Informações 2"/>
    <meta:user-defined meta:name="Informações 3"/>
    <meta:user-defined meta:name="Informações 4"/>
  </office:meta>
</office:document-meta>
</file>